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5f0b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5f0b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5f0b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5f0b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5f0b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5f0b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5f0b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5f0b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5f0b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5f0b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5f0b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5f0b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5f0b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5f0b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5f0b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5f0b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5f0b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Dominic Alexander Lopez Requen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0/10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78154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Lopez Arcia Luis Alexander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75177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34.09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8" meta:non-whitespace-character-count="1001"/>
    <meta:template xlink:type="simple" xlink:actuate="onRequest" xlink:title="Normal" xlink:href=""/>
  </office:meta>
</office:document-meta>
</file>